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37cm" fo:min-width="0.7cm"/>
    </style:style>
    <style:style style:name="gr2" style:family="graphic" style:parent-style-name="standard">
      <style:graphic-properties svg:stroke-color="#000000" draw:fill="none" draw:opacity="100%" draw:opacity-name="Transparency_20_2" draw:textarea-horizontal-align="justify" draw:textarea-vertical-align="middle" draw:auto-grow-height="false" fo:min-height="0.55cm" fo:min-width="1.202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 draw:opacity-name="Transparency_20_2"/>
      <style:paragraph-properties fo:text-align="center"/>
      <style:text-properties style:font-name="Source Sans Pro"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font-name="Source Sans Pro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Varsayılan">
        <draw:custom-shape draw:style-name="gr1" draw:text-style-name="P2" xml:id="id1" draw:id="id1" draw:layer="layout" svg:width="1.2cm" svg:height="0.787cm" svg:x="6.4cm" svg:y="3.6cm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702cm" svg:height="0.8cm" svg:x="6.152cm" svg:y="5.7cm">
          <text:p text:style-name="P1"><text:span text:style-name="T1">search</text:span></text:p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type="line" svg:x1="7cm" svg:y1="4.387cm" svg:x2="7.003cm" svg:y2="5.7cm" draw:start-shape="id1" draw:start-glue-point="2" draw:end-shape="id2" draw:end-glue-point="0" svg:d="M7000 4387l3 1313" svg:viewBox="0 0 4 131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opacity draw:name="Transparency_20_2" draw:display-name="Transparency 2" draw:style="radial" draw:cx="50%" draw:cy="50%" draw:start="100%" draw:end="0%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tr" fo:country="T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olgusu_20_ve_20_çizgisi_20_olmayan_20_nesne" style:display-name="Dolgusu ve çizgisi olmayan nes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Varsayıla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3T15:16:23.497000000</meta:creation-date>
    <meta:editing-duration>PT22M43S</meta:editing-duration>
    <meta:editing-cycles>12</meta:editing-cycles>
    <meta:generator>LibreOffice/6.1.0.3$MacOSX_X86_64 LibreOffice_project/efb621ed25068d70781dc026f7e9c5187a4decd1</meta:generator>
    <dc:date>2018-08-25T18:46:40.866682903</dc:date>
    <meta:document-statistic meta:object-count="3"/>
  </office:meta>
</office:document-meta>
</file>